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y</mi>
            <mi>'</mi>
            <mi>'</mi>
            <mrow>
              <mspace width="2em"/>
              <mo stretchy="false">+</mo>
              <mspace width="2em"/>
            </mrow>
            <mn>11</mn>
            <mi>y</mi>
            <mi>'</mi>
            <mrow>
              <mspace width="2em"/>
              <mo stretchy="false">+</mo>
              <mspace width="2em"/>
            </mrow>
            <mn>24</mn>
            <mi>y</mi>
            <mrow>
              <mspace width="2em"/>
              <mo stretchy="false">=</mo>
              <mspace width="2em"/>
            </mrow>
            <mn>5</mn>
            <mi>x</mi>
            <mi>'</mi>
            <mrow>
              <mspace width="2em"/>
              <mo stretchy="false">+</mo>
              <mspace width="2em"/>
            </mrow>
            <mn>3</mn>
            <mi>x</mi>
          </mrow>
        </mtd>
      </mtr>
      <mtr>
        <mtd>
          <mrow/>
        </mtd>
      </mtr>
      <mtr>
        <mtd>
          <mrow>
            <mo stretchy="false">ℒ</mo>
            <mrow>
              <mrow>
                <mo fence="true" form="prefix" stretchy="true">{</mo>
                <mrow>
                  <mrow>
                    <mi>y</mi>
                    <mi>'</mi>
                    <mi>'</mi>
                  </mrow>
                </mrow>
                <mo fence="true" form="postfix" stretchy="true">}</mo>
              </mrow>
              <mo stretchy="false">=</mo>
              <mrow>
                <mi>s</mi>
                <mrow>
                  <mn>²</mn>
                  <mo stretchy="false">⋅</mo>
                  <mi>Y</mi>
                </mrow>
              </mrow>
            </mrow>
            <mrow>
              <mo fence="true" form="prefix" stretchy="true">(</mo>
              <mrow>
                <mi>s</mi>
              </mrow>
              <mo fence="true" form="postfix" stretchy="true">)</mo>
            </mrow>
          </mrow>
        </mtd>
      </mtr>
      <mtr>
        <mtd>
          <mrow>
            <mo stretchy="false">ℒ</mo>
            <mrow>
              <mrow>
                <mo fence="true" form="prefix" stretchy="true">{</mo>
                <mrow>
                  <mrow>
                    <mi>y</mi>
                    <mi>'</mi>
                  </mrow>
                </mrow>
                <mo fence="true" form="postfix" stretchy="true">}</mo>
              </mrow>
              <mo stretchy="false">=</mo>
              <mrow>
                <mi>s</mi>
                <mo stretchy="false">⋅</mo>
                <mi>Y</mi>
              </mrow>
            </mrow>
            <mrow>
              <mo fence="true" form="prefix" stretchy="true">(</mo>
              <mrow>
                <mi>s</mi>
              </mrow>
              <mo fence="true" form="postfix" stretchy="true">)</mo>
            </mrow>
          </mrow>
        </mtd>
      </mtr>
      <mtr>
        <mtd>
          <mrow>
            <mo stretchy="false">ℒ</mo>
            <mrow>
              <mrow>
                <mo fence="true" form="prefix" stretchy="true">{</mo>
                <mrow>
                  <mi>y</mi>
                </mrow>
                <mo fence="true" form="postfix" stretchy="true">}</mo>
              </mrow>
              <mo stretchy="false">=</mo>
              <mi>Y</mi>
            </mrow>
            <mrow>
              <mo fence="true" form="prefix" stretchy="true">(</mo>
              <mrow>
                <mi>s</mi>
              </mrow>
              <mo fence="true" form="postfix" stretchy="true">)</mo>
            </mrow>
          </mrow>
        </mtd>
      </mtr>
      <mtr>
        <mtd>
          <mrow>
            <mo stretchy="false">ℒ</mo>
            <mrow>
              <mrow>
                <mo fence="true" form="prefix" stretchy="true">{</mo>
                <mrow>
                  <mrow>
                    <mi>x</mi>
                    <mi>'</mi>
                  </mrow>
                </mrow>
                <mo fence="true" form="postfix" stretchy="true">}</mo>
              </mrow>
              <mo stretchy="false">=</mo>
              <mrow>
                <mi>s</mi>
                <mo stretchy="false">⋅</mo>
                <mi>X</mi>
              </mrow>
            </mrow>
            <mrow>
              <mo fence="true" form="prefix" stretchy="true">(</mo>
              <mrow>
                <mi>s</mi>
              </mrow>
              <mo fence="true" form="postfix" stretchy="true">)</mo>
            </mrow>
          </mrow>
        </mtd>
      </mtr>
      <mtr>
        <mtd>
          <mrow>
            <mo stretchy="false">ℒ</mo>
            <mrow>
              <mrow>
                <mo fence="true" form="prefix" stretchy="true">{</mo>
                <mrow>
                  <mi>x</mi>
                </mrow>
                <mo fence="true" form="postfix" stretchy="true">}</mo>
              </mrow>
              <mo stretchy="false">=</mo>
              <mi>X</mi>
            </mrow>
            <mrow>
              <mo fence="true" form="prefix" stretchy="true">(</mo>
              <mrow>
                <mi>s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row>
              <mrow>
                <mo fence="true" form="prefix" stretchy="true">(</mo>
                <mrow>
                  <mrow>
                    <mrow>
                      <mi>s</mi>
                      <mrow>
                        <mn>²</mn>
                        <mo stretchy="false">+</mo>
                        <mn>11</mn>
                      </mrow>
                      <mi>s</mi>
                    </mrow>
                    <mo stretchy="false">+</mo>
                    <mn>24</mn>
                  </mrow>
                </mrow>
                <mo fence="true" form="postfix" stretchy="true">)</mo>
              </mrow>
              <mo stretchy="false">⋅</mo>
              <mi>Y</mi>
            </mrow>
            <mrow>
              <mo fence="true" form="prefix" stretchy="true">(</mo>
              <mrow>
                <mi>s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o fence="true" form="prefix" stretchy="true">(</mo>
              <mrow>
                <mrow>
                  <mn>5</mn>
                  <mrow>
                    <mi>s</mi>
                    <mo stretchy="false">+</mo>
                    <mn>3</mn>
                  </mrow>
                </mrow>
              </mrow>
              <mo fence="true" form="postfix" stretchy="true">)</mo>
            </mrow>
            <mi>X</mi>
            <mrow>
              <mo fence="true" form="prefix" stretchy="true">(</mo>
              <mrow>
                <mi>s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>Y</mi>
            <mrow>
              <mrow>
                <mo fence="true" form="prefix" stretchy="true">(</mo>
                <mrow>
                  <mrow>
                    <mi>s</mi>
                  </mrow>
                </mrow>
                <mo fence="true" form="postfix" stretchy="true">)</mo>
              </mrow>
              <mo stretchy="false">=</mo>
            </mrow>
          </mrow>
        </mtd>
      </mtr>
      <mtr>
        <mtd>
          <mrow/>
        </mtd>
      </mtr>
      <mtr>
        <mtd>
          <mrow>
            <mi>H</mi>
            <mrow>
              <mo fence="true" form="prefix" stretchy="true">(</mo>
              <mrow>
                <mi>s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frac>
              <mrow>
                <mi>Y</mi>
                <mrow>
                  <mo fence="true" form="prefix" stretchy="true">(</mo>
                  <mrow>
                    <mi>s</mi>
                  </mrow>
                  <mo fence="true" form="postfix" stretchy="true">)</mo>
                </mrow>
              </mrow>
              <mrow>
                <mi>X</mi>
                <mrow>
                  <mo fence="true" form="prefix" stretchy="true">(</mo>
                  <mrow>
                    <mi>s</mi>
                  </mrow>
                  <mo fence="true" form="postfix" stretchy="true">)</mo>
                </mrow>
              </mrow>
            </mfrac>
            <mrow>
              <mspace width="2em"/>
              <mo stretchy="false">=</mo>
              <mspace width="2em"/>
            </mrow>
            <mfrac>
              <mrow>
                <mo fence="true" form="prefix" stretchy="true">(</mo>
                <mrow>
                  <mrow>
                    <mn>5</mn>
                    <mrow>
                      <mi>s</mi>
                      <mo stretchy="false">+</mo>
                      <mn>3</mn>
                    </mrow>
                  </mrow>
                </mrow>
                <mo fence="true" form="postfix" stretchy="true">)</mo>
              </mrow>
              <mrow>
                <mo fence="true" form="prefix" stretchy="true">(</mo>
                <mrow>
                  <mrow>
                    <mrow>
                      <mi>s</mi>
                      <mrow>
                        <mn>²</mn>
                        <mo stretchy="false">+</mo>
                        <mn>11</mn>
                      </mrow>
                      <mi>s</mi>
                    </mrow>
                    <mo stretchy="false">+</mo>
                    <mn>24</mn>
                  </mrow>
                </mrow>
                <mo fence="true" form="postfix" stretchy="true">)</mo>
              </mrow>
            </mfrac>
          </mrow>
        </mtd>
      </mtr>
      <mtr>
        <mtd>
          <mrow/>
        </mtd>
      </mtr>
      <mtr>
        <mtd>
          <mrow>
            <mi mathvariant="normal">❑</mi>
          </mrow>
        </mtd>
      </mtr>
      <mtr>
        <mtd>
          <mrow/>
        </mtd>
      </mtr>
      <mtr>
        <mtd>
          <mrow/>
        </mtd>
      </mtr>
    </mtable>
    <annotation encoding="StarMath 5.0">{ y ' ' { ~ + ~ } 11 y ' { ~ + ~ } 24 y { ~ = ~ } 5 x ' { ~ + ~ } 3 x } newline { } newline { laplace { left lbrace { y ' ' } right rbrace = { s { ² cdot Y } } } left ( s right ) } newline { laplace { left lbrace { y ' } right rbrace = { s cdot Y } } left ( s right ) } newline { laplace { left lbrace y right rbrace = Y } left ( s right ) } newline { laplace { left lbrace { x ' } right rbrace = { s cdot X } } left ( s right ) } newline { laplace { left lbrace x right rbrace = X } left ( s right ) } newline { } newline { { left ( { { s { ² + 11 } s } + 24 } right ) cdot Y } left ( s right ) { ~ = ~ } left ( { 5 { s + 3 } } right ) X left ( s right ) } newline { } newline { Y { left ( s right ) = {} } } newline { } newline { H left ( s right ) { ~ = ~ } { { Y left ( s right ) } over { X left ( s right ) } } { ~ = ~ } { left ( { 5 { s + 3 } } right ) over left ( { { s { ² + 11 } s } + 24 } right ) } } newline { } newline &lt;?&gt; newline { } newline { }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20:56:37.793000000</meta:creation-date>
    <dc:date>2024-10-23T21:24:45.376000000</dc:date>
    <meta:editing-duration>PT6M4S</meta:editing-duration>
    <meta:editing-cycles>1</meta:editing-cycles>
    <meta:generator>LibreOffice/24.2.3.2$Windows_X86_64 LibreOffice_project/433d9c2ded56988e8a90e6b2e771ee4e6a5ab2ba</meta:generator>
  </office:meta>
</office:document-meta>
</file>